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margin-top="0in" fo:margin-bottom="0.139in" loext:contextual-spacing="false" fo:line-height="115%" fo:text-align="justify" style:justify-single-word="false" fo:hyphenation-ladder-count="no-limit" style:vertical-align="auto"/>
      <style:text-properties fo:hyphenate="true" fo:hyphenation-remain-char-count="2" fo:hyphenation-push-char-count="2" loext:hyphenation-no-caps="false"/>
    </style:style>
    <style:style style:name="P3" style:family="paragraph" style:parent-style-name="Standard">
      <style:paragraph-properties fo:margin-top="0in" fo:margin-bottom="0.139in" loext:contextual-spacing="false" fo:line-height="115%" fo:text-align="justify" style:justify-single-word="false" fo:hyphenation-ladder-count="no-limit" style:vertical-align="auto"/>
      <style:text-properties fo:font-weight="normal" officeooo:rsid="0004546b" officeooo:paragraph-rsid="0004546b" style:font-weight-asian="normal" style:font-weight-complex="normal" fo:hyphenate="true" fo:hyphenation-remain-char-count="2" fo:hyphenation-push-char-count="2" loext:hyphenation-no-caps="false"/>
    </style:style>
    <style:style style:name="P4" style:family="paragraph" style:parent-style-name="Standard">
      <style:paragraph-properties fo:margin-top="0in" fo:margin-bottom="0.139in" loext:contextual-spacing="false" fo:line-height="115%" fo:text-align="justify" style:justify-single-word="false" fo:hyphenation-ladder-count="no-limit" style:vertical-align="auto"/>
      <style:text-properties fo:font-weight="normal" officeooo:rsid="000806f0" officeooo:paragraph-rsid="000806f0" style:font-weight-asian="normal" style:font-weight-complex="normal" fo:hyphenate="true" fo:hyphenation-remain-char-count="2" fo:hyphenation-push-char-count="2" loext:hyphenation-no-caps="false"/>
    </style:style>
    <style:style style:name="P5" style:family="paragraph" style:parent-style-name="Paràgraf_20_de_20_llista">
      <style:paragraph-properties fo:margin-left="0in" fo:margin-right="0in" fo:margin-top="0in" fo:margin-bottom="0.139in" loext:contextual-spacing="false" fo:line-height="115%" fo:text-align="justify" style:justify-single-word="false" fo:hyphenation-ladder-count="no-limit" fo:text-indent="0in" style:auto-text-indent="false" style:vertical-align="auto"/>
      <style:text-properties fo:hyphenate="true" fo:hyphenation-remain-char-count="2" fo:hyphenation-push-char-count="2" loext:hyphenation-no-caps="false"/>
    </style:style>
    <style:style style:name="P6" style:family="paragraph" style:parent-style-name="Paràgraf_20_de_20_llista">
      <style:paragraph-properties fo:margin-left="0in" fo:margin-right="0in" fo:margin-top="0in" fo:margin-bottom="0.139in" loext:contextual-spacing="false" fo:line-height="115%" fo:text-align="justify" style:justify-single-word="false" fo:hyphenation-ladder-count="no-limit" fo:text-indent="0in" style:auto-text-indent="false" style:vertical-align="auto"/>
      <style:text-properties fo:font-weight="normal" officeooo:rsid="0004c702" officeooo:paragraph-rsid="0004c702" style:font-weight-asian="normal" style:font-weight-complex="normal" fo:hyphenate="true" fo:hyphenation-remain-char-count="2" fo:hyphenation-push-char-count="2" loext:hyphenation-no-caps="false"/>
    </style:style>
    <style:style style:name="P7" style:family="paragraph" style:parent-style-name="Standard">
      <style:paragraph-properties fo:line-height="150%" fo:text-align="center" style:justify-single-word="false" fo:orphans="0" fo:widows="0" fo:padding="0in" fo:border="none"/>
    </style:style>
    <style:style style:name="P8" style:family="paragraph" style:parent-style-name="Frame_20_contents">
      <style:text-properties style:font-name="Arial" fo:language="es" fo:country="ES" fo:font-weight="bold" style:font-weight-asian="bold" style:font-name-complex="Arial1" style:font-weight-complex="bold"/>
    </style:style>
    <style:style style:name="P9" style:family="paragraph" style:parent-style-name="Frame_20_contents">
      <style:text-properties officeooo:paragraph-rsid="0004546b"/>
    </style:style>
    <style:style style:name="P10" style:family="paragraph" style:parent-style-name="List_20_Paragraph" style:list-style-name="WWNum5">
      <style:paragraph-properties fo:margin-top="0in" fo:margin-bottom="0.139in" loext:contextual-spacing="false" fo:line-height="115%" fo:text-align="justify" style:justify-single-word="false" fo:hyphenation-ladder-count="no-limit" style:vertical-align="auto"/>
      <style:text-properties fo:hyphenate="true" fo:hyphenation-remain-char-count="2" fo:hyphenation-push-char-count="2" loext:hyphenation-no-caps="false"/>
    </style:style>
    <style:style style:name="P11" style:family="paragraph" style:parent-style-name="List_20_Paragraph" style:list-style-name="WWNum5">
      <style:paragraph-properties fo:margin-left="0in" fo:margin-right="0in" fo:margin-top="0in" fo:margin-bottom="0.139in" loext:contextual-spacing="false" fo:line-height="115%" fo:text-align="justify" style:justify-single-word="false" fo:hyphenation-ladder-count="no-limit" fo:text-indent="0in" style:auto-text-indent="false" style:vertical-align="auto"/>
      <style:text-properties officeooo:rsid="000ec0e2" officeooo:paragraph-rsid="000ec0e2" fo:hyphenate="true" fo:hyphenation-remain-char-count="2" fo:hyphenation-push-char-count="2" loext:hyphenation-no-caps="false"/>
    </style:style>
    <style:style style:name="P12" style:family="paragraph" style:parent-style-name="Paràgraf_20_de_20_llista">
      <style:paragraph-properties fo:margin-left="0in" fo:margin-right="0in" fo:margin-top="0in" fo:margin-bottom="0.139in" loext:contextual-spacing="false" fo:line-height="115%" fo:text-align="justify" style:justify-single-word="false" fo:hyphenation-ladder-count="no-limit" fo:text-indent="0in" style:auto-text-indent="false" style:vertical-align="auto"/>
      <style:text-properties fo:color="#000000" style:font-name="Arial" fo:font-weight="bold" style:font-weight-asian="bold" style:font-name-complex="Arial1" fo:hyphenate="true" fo:hyphenation-remain-char-count="2" fo:hyphenation-push-char-count="2" loext:hyphenation-no-caps="false"/>
    </style:style>
    <style:style style:name="P13" style:family="paragraph" style:parent-style-name="Paràgraf_20_de_20_llista">
      <style:paragraph-properties fo:margin-left="0in" fo:margin-right="0in" fo:margin-top="0in" fo:margin-bottom="0.139in" loext:contextual-spacing="false" fo:line-height="115%" fo:text-align="justify" style:justify-single-word="false" fo:hyphenation-ladder-count="no-limit" fo:text-indent="0in" style:auto-text-indent="false" style:vertical-align="auto"/>
      <style:text-properties officeooo:paragraph-rsid="000ec0e2" fo:hyphenate="true" fo:hyphenation-remain-char-count="2" fo:hyphenation-push-char-count="2" loext:hyphenation-no-caps="false"/>
    </style:style>
    <style:style style:name="P14" style:family="paragraph" style:parent-style-name="Standard" style:master-page-name="Standard">
      <style:paragraph-properties fo:line-height="150%" fo:text-align="center" style:justify-single-word="false" fo:orphans="0" fo:widows="0" style:page-number="auto" fo:padding="0in" fo:border="none"/>
      <style:text-properties fo:color="#000000" style:font-name="Arial" fo:font-weight="bold" style:font-weight-asian="bold" style:font-name-complex="Arial1"/>
    </style:style>
    <style:style style:name="P15" style:family="paragraph" style:parent-style-name="Standard">
      <style:paragraph-properties fo:margin-top="0in" fo:margin-bottom="0.139in" loext:contextual-spacing="false" fo:line-height="115%" fo:text-align="justify" style:justify-single-word="false" fo:hyphenation-ladder-count="no-limit" style:vertical-align="auto"/>
      <style:text-properties fo:color="#000000" style:font-name="Arial" style:text-underline-style="solid" style:text-underline-width="auto" style:text-underline-color="font-color" fo:font-weight="bold" style:font-weight-asian="bold" style:font-name-complex="Arial1" fo:hyphenate="true" fo:hyphenation-remain-char-count="2" fo:hyphenation-push-char-count="2" loext:hyphenation-no-caps="false"/>
    </style:style>
    <style:style style:name="P16" style:family="paragraph" style:parent-style-name="Standard">
      <style:paragraph-properties fo:margin-top="0in" fo:margin-bottom="0.139in" loext:contextual-spacing="false" fo:line-height="115%" fo:text-align="justify" style:justify-single-word="false" fo:hyphenation-ladder-count="no-limit" style:vertical-align="auto"/>
      <style:text-properties fo:color="#000000" style:font-name="Arial" fo:font-weight="bold" style:font-weight-asian="bold" style:font-name-complex="Arial1" fo:hyphenate="true" fo:hyphenation-remain-char-count="2" fo:hyphenation-push-char-count="2" loext:hyphenation-no-caps="false"/>
    </style:style>
    <style:style style:name="P17" style:family="paragraph" style:parent-style-name="Standard">
      <style:paragraph-properties fo:margin-top="0in" fo:margin-bottom="0.139in" loext:contextual-spacing="false" fo:line-height="115%" fo:text-align="justify" style:justify-single-word="false" fo:hyphenation-ladder-count="no-limit" style:vertical-align="auto"/>
      <style:text-properties fo:color="#000000" style:font-name="Arial" fo:font-weight="bold" officeooo:paragraph-rsid="001017b6" style:font-weight-asian="bold" style:font-name-complex="Arial1" fo:hyphenate="true" fo:hyphenation-remain-char-count="2" fo:hyphenation-push-char-count="2" loext:hyphenation-no-caps="false"/>
    </style:style>
    <style:style style:name="P18" style:family="paragraph" style:parent-style-name="Standard">
      <style:paragraph-properties fo:margin-top="0in" fo:margin-bottom="0.139in" loext:contextual-spacing="false" fo:line-height="115%" fo:text-align="justify" style:justify-single-word="false" fo:hyphenation-ladder-count="no-limit" style:vertical-align="auto"/>
      <style:text-properties officeooo:paragraph-rsid="000e7b61" fo:hyphenate="true" fo:hyphenation-remain-char-count="2" fo:hyphenation-push-char-count="2" loext:hyphenation-no-caps="false"/>
    </style:style>
    <style:style style:name="P19" style:family="paragraph" style:parent-style-name="Standard">
      <style:paragraph-properties fo:margin-top="0in" fo:margin-bottom="0.139in" loext:contextual-spacing="false" fo:line-height="115%" fo:text-align="justify" style:justify-single-word="false" fo:hyphenation-ladder-count="no-limit" style:vertical-align="auto"/>
      <style:text-properties officeooo:paragraph-rsid="0006bfdf" fo:hyphenate="true" fo:hyphenation-remain-char-count="2" fo:hyphenation-push-char-count="2" loext:hyphenation-no-caps="false"/>
    </style:style>
    <style:style style:name="P20" style:family="paragraph" style:parent-style-name="Standard">
      <style:paragraph-properties fo:margin-top="0in" fo:margin-bottom="0.139in" loext:contextual-spacing="false" fo:line-height="115%" fo:text-align="justify" style:justify-single-word="false" fo:hyphenation-ladder-count="no-limit" style:vertical-align="auto"/>
      <style:text-properties officeooo:paragraph-rsid="000806f0" fo:hyphenate="true" fo:hyphenation-remain-char-count="2" fo:hyphenation-push-char-count="2" loext:hyphenation-no-caps="false"/>
    </style:style>
    <style:style style:name="P21" style:family="paragraph" style:parent-style-name="Standard">
      <style:paragraph-properties fo:margin-top="0in" fo:margin-bottom="0.139in" loext:contextual-spacing="false" fo:line-height="115%" fo:text-align="justify" style:justify-single-word="false" fo:hyphenation-ladder-count="no-limit" style:vertical-align="auto"/>
      <style:text-properties officeooo:rsid="000ec0e2" officeooo:paragraph-rsid="000ec0e2" fo:hyphenate="true" fo:hyphenation-remain-char-count="2" fo:hyphenation-push-char-count="2" loext:hyphenation-no-caps="false"/>
    </style:style>
    <style:style style:name="P22" style:family="paragraph" style:parent-style-name="Standard">
      <style:text-properties style:font-name="Calibri" fo:font-size="11pt" fo:language="ca" fo:country="ES" officeooo:rsid="00120916" officeooo:paragraph-rsid="00120916" style:font-name-asian="Calibri1" style:font-size-asian="11pt" style:font-name-complex="Times New Roman" style:font-size-complex="11pt"/>
    </style:style>
    <style:style style:name="P23" style:family="paragraph">
      <loext:graphic-properties draw:fill="solid" draw:fill-color="#ffffff"/>
      <style:paragraph-properties fo:text-align="center"/>
      <style:text-properties fo:font-size="18pt"/>
    </style:style>
    <style:style style:name="T1" style:family="text">
      <style:text-properties style:font-name="Arial" fo:language="es" fo:country="ES" fo:font-weight="normal" officeooo:rsid="0004546b" style:font-weight-asian="normal" style:font-name-complex="Arial1" style:font-weight-complex="normal"/>
    </style:style>
    <style:style style:name="T2" style:family="text">
      <style:text-properties fo:color="#000000" style:font-name="Arial" fo:font-weight="bold" style:font-weight-asian="bold" style:font-name-complex="Arial1"/>
    </style:style>
    <style:style style:name="T3" style:family="text">
      <style:text-properties fo:color="#000000" style:font-name="Arial" fo:font-weight="bold" officeooo:rsid="000806f0" style:font-weight-asian="bold" style:font-name-complex="Arial1"/>
    </style:style>
    <style:style style:name="T4" style:family="text">
      <style:text-properties fo:color="#000000" style:font-name="Arial" style:font-name-complex="Arial1"/>
    </style:style>
    <style:style style:name="T5" style:family="text">
      <style:text-properties fo:color="#000000" style:font-name="Arial" style:font-name-complex="Arial1" style:font-weight-complex="bold"/>
    </style:style>
    <style:style style:name="T6" style:family="text">
      <style:text-properties fo:color="#000000" style:font-name="Arial" officeooo:rsid="001017b6" style:font-name-complex="Arial1" style:font-weight-complex="bold"/>
    </style:style>
    <style:style style:name="T7" style:family="text">
      <style:text-properties fo:color="#000000" style:font-name="Arial" fo:font-style="italic" fo:font-weight="normal" officeooo:rsid="0004546b" style:font-style-asian="italic" style:font-weight-asian="normal" style:font-name-complex="Arial1" style:font-style-complex="italic" style:font-weight-complex="normal"/>
    </style:style>
    <style:style style:name="T8" style:family="text">
      <style:text-properties fo:color="#000000" style:font-name="Arial" fo:font-style="normal" fo:font-weight="bold" style:font-style-asian="normal" style:font-weight-asian="bold" style:font-name-complex="Arial1" style:font-style-complex="normal" style:font-weight-complex="bold"/>
    </style:style>
    <style:style style:name="T9" style:family="text">
      <style:text-properties fo:color="#000000" style:font-name="Arial" fo:font-weight="normal" officeooo:rsid="000e7b61" style:font-weight-asian="normal" style:font-name-complex="Arial1" style:font-weight-complex="normal"/>
    </style:style>
    <style:style style:name="T10" style:family="text">
      <style:text-properties fo:color="#000000" style:font-name="Arial" fo:font-size="11pt" fo:language="ca" fo:country="ES" fo:font-weight="normal" officeooo:rsid="000ec0e2" style:font-name-asian="Calibri1" style:font-size-asian="11pt" style:font-weight-asian="normal" style:font-name-complex="Arial1" style:font-size-complex="11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087299" style:font-weight-asian="normal" style:font-weight-complex="normal"/>
    </style:style>
    <style:style style:name="T13" style:family="text">
      <style:text-properties fo:font-weight="normal" officeooo:rsid="000806f0" style:font-weight-asian="normal" style:font-weight-complex="normal"/>
    </style:style>
    <style:style style:name="T14" style:family="text">
      <style:text-properties fo:font-weight="normal" officeooo:rsid="0004546b" style:font-weight-asian="normal" style:font-weight-complex="normal"/>
    </style:style>
    <style:style style:name="T15" style:family="text">
      <style:text-properties fo:font-weight="normal" officeooo:rsid="000e7b61" style:font-weight-asian="normal" style:font-weight-complex="normal"/>
    </style:style>
    <style:style style:name="T16" style:family="text">
      <style:text-properties fo:font-weight="normal" officeooo:rsid="000ec0e2" style:font-weight-asian="normal" style:font-weight-complex="normal"/>
    </style:style>
    <style:style style:name="T17" style:family="text">
      <style:text-properties fo:font-weight="normal" officeooo:rsid="0006bfdf" style:font-weight-asian="normal" style:font-weight-complex="normal"/>
    </style:style>
    <style:style style:name="T18" style:family="text">
      <style:text-properties fo:font-weight="normal" officeooo:rsid="001017b6" style:font-weight-asian="normal" style:font-weight-complex="normal"/>
    </style:style>
    <style:style style:name="T19" style:family="text">
      <style:text-properties style:font-name="Calibri" fo:font-size="11pt" fo:language="ca" fo:country="ES" fo:font-weight="normal" officeooo:rsid="00087299" style:font-name-asian="Calibri1" style:font-size-asian="11pt" style:font-weight-asian="normal" style:font-name-complex="Times New Roman" style:font-size-complex="11pt" style:font-weight-complex="normal"/>
    </style:style>
    <style:style style:name="T20" style:family="text">
      <style:text-properties style:font-name="Calibri" fo:font-size="11pt" fo:language="ca" fo:country="ES" fo:font-weight="normal" officeooo:rsid="000ec0e2" style:font-name-asian="Calibri1" style:font-size-asian="11pt" style:font-weight-asian="normal" style:font-name-complex="Times New Roman" style:font-size-complex="11pt" style:font-weight-complex="normal"/>
    </style:style>
    <style:style style:name="T21" style:family="text">
      <style:text-properties style:font-name="Calibri" fo:font-size="11pt" fo:language="ca" fo:country="ES" fo:font-weight="normal" officeooo:rsid="001017b6" style:font-name-asian="Calibri1" style:font-size-asian="11pt" style:font-weight-asian="normal" style:font-name-complex="Times New Roman" style:font-size-complex="11pt" style:font-weight-complex="normal"/>
    </style:style>
    <style:style style:name="T22" style:family="text">
      <style:text-properties officeooo:rsid="000e7b61"/>
    </style:style>
    <style:style style:name="T23" style:family="text">
      <style:text-properties officeooo:rsid="000ec0e2"/>
    </style:style>
    <style:style style:name="T24" style:family="text">
      <style:text-properties officeooo:rsid="001017b6"/>
    </style:style>
    <style:style style:name="T25" style:family="text"/>
    <style:style style:name="gr1" style:family="graphic" style:parent-style-name="Frame">
      <style:graphic-properties draw:stroke="none" svg:stroke-width="0.0071in" draw:fill="solid" draw:fill-color="#ffffff" draw:textarea-vertical-align="top" draw:auto-grow-height="false" fo:min-height="0.4339in" fo:min-width="2.6161in" fo:padding-top="0.05in" fo:padding-bottom="0.05in" fo:padding-left="0.1in" fo:padding-right="0.1in" fo:wrap-option="wrap" fo:margin-left="0in" fo:margin-right="0.0043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071in" draw:fill="solid" draw:fill-color="#ffffff" draw:textarea-vertical-align="top" draw:auto-grow-height="false" fo:min-height="0.4346in" fo:min-width="2.6161in" fo:padding-top="0.05in" fo:padding-bottom="0.05in" fo:padding-left="0.1in" fo:padding-right="0.1in" fo:wrap-option="wrap" fo:margin-left="0in" fo:margin-right="0.0043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custom-shape text:anchor-type="paragraph" draw:z-index="1" draw:name="Cuadro de texto 2" draw:style-name="gr1" draw:text-style-name="P23" svg:width="2.8157in" svg:height="0.5335in" svg:x="3.8335in" svg:y="-0.6917in"><text:p text:style-name="P8">Grup:</text:p><text:p text:style-name="P9"><text:span text:style-name="T1">1A DAM</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Cuadro de texto 1" draw:style-name="gr2" draw:text-style-name="P23" svg:width="2.8157in" svg:height="0.5343in" svg:x="-0.6189in" svg:y="-0.7138in"><text:p text:style-name="P8">Nom i cognoms: </text:p><text:p text:style-name="P9"><text:span text:style-name="T1">Ariadna Aldeguer Ruiz</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òdul – Empresa i Iniciativa Emprenedora</text:p>
      <text:p text:style-name="P7"><text:span text:style-name="T2">Activitat <text:s/>1 – UF1 NF1 (RA1) – “La red social”</text:span><text:bookmark text:name="_GoBack"/></text:p>
      <text:p text:style-name="P15">La persona emprenedora</text:p>
      <text:p text:style-name="P16">1.- Quines competències creus que posseeix Mark Zuckerberg? I Sean Parker? Argumenta la teva resposta.</text:p>
      <text:p text:style-name="P18"><text:span text:style-name="T14">Marc Zuckerberg: </text:span><text:span text:style-name="T15">Creec que el Mark Zuckerberg posseix moltes compètencies d’emprenedor, és una persona que té molta confiança en si mateixa, té coneixements professionals entorn al àmbit de desenvolupament que procedeix, disposa d’iniciativa, creativitat, capacitat d’esforç, s’observa quan comença creant la pàgina web per evaluar a les noies, i finalment creant Facebook. <text:s/>A més, és una persona amb capacitat de lideratge, es capaç de convença al seu amic per prende riscos, possar inversió, amb competències de previó, d’organització. I es podrien dir moltes més habilitats que el fan un bon emprenedor. <text:s/></text:span></text:p>
      <text:p text:style-name="P3">Sean Parker: <text:span text:style-name="T22">En Sean Parker a la pel·lícula se’l mostra com una persona que sap persuadir, aprofitar les idees dels altres per agrupar-se a nous negocis. Quan es parla del seu pròpi negoci, es podria dir que es una persona amb iniciativa i creativitat, ja que va crear una nova .com per descarregar cançons (i fins aleshores cap ho havia fet). Disposa de coneixements professionals en l’àmbit, també de negoci. I posseix molta previsió de que pot ser un bon negoci. </text:span></text:p>
      <text:p text:style-name="P16">2.- Quins d’aquests personatges s’ajusta més a la teva idea d’emprenedor: Mark Zuckerberg, Sean Parker, els bessons Winklevoss? Argumenta la teva resposta.</text:p>
      <text:p text:style-name="P18"><text:span text:style-name="T9">Creec que tant Mark Zuckerberg com els bessons, disposen de bones idees creatives i innovadores, però Mark Zuckerberg va ser capaç d’arribar a crearles. Creec que aquesta es la principal diferencia entre ambòs. </text:span><text:span text:style-name="T10">Mark amb els coneixements professionals que tenia, i sent capaç de convencer a altres per unir-se al negoci, va aconseguir crear un nou negoci viable. (Encara que a la pel·lícula se’l mostra com una persona bastant egolatra i poc empatic, que creec que son característiques narcisistes que un emprenedor no hauria de tenir.) </text:span></text:p>
      <text:p text:style-name="P12">3.- De quin tipus d’emprenedor, segons el grau d’innovació, creus que és Mark Zuckerberg? Argumenta la teva resposta.</text:p>
      <text:p text:style-name="P13"><text:span text:style-name="T10">Considero que podria estar entre Perfeccionador i Innovador, ja que Mark aprofita d’informació ja existent, o models ja creats, per crear un producte nou i millorat. Es a dir, utilitza coses que ja existeixen i crea de noves, per compondre la pàgina web Facebook. </text:span></text:p>
      <text:p text:style-name="P5"><text:span text:style-name="T2">4.- De quin tipus d’emprenedor, segons el tipus d’innovació, </text:span><text:span text:style-name="T7">(lloc, relacio, innovacio) </text:span><text:span text:style-name="T8">creus que és Mark Zuckerberg? Argumenta</text:span><text:span text:style-name="T2"> la teva resposta.</text:span></text:p>
      <text:p text:style-name="P6"><text:soft-page-break/><text:span text:style-name="T23">Segons el tipus d’innovació considero que desenvolupa l’</text:span>Innovació en el producte. <text:span text:style-name="T23">Creat un producte a partir de peces que ja existien i creant de noves. </text:span></text:p>
      <text:p text:style-name="P16">5.- De quin tipus d’emprenedor, segons la relació amb el projecte, creus que és Mark Zuckerberg? I Sean Parker? Argumenta la teva resposta.</text:p>
      <text:p text:style-name="P19"><text:span text:style-name="T16">Segon la relació amb el projecte, Mark Zuckergerg és un </text:span><text:span text:style-name="T17">Constructor d’equips. </text:span><text:span text:style-name="T16">S’agrupa amb el seu amic per crear Facebook, i a poc a poc, va contractant a més gent, delegant tasques als seus treballadors, liderant el grup, aconseguint </text:span><text:span text:style-name="T20">crear la seva pròpia gran companyia. </text:span></text:p>
      <text:p text:style-name="P15">Idees prèvies sobre la idea de negoci</text:p>
      <text:p text:style-name="P16">6.- A quina necessitat del mercat respon Facebook? Quines persones creus que senten aquesta necessitat? Argumenta la teva resposta.</text:p>
      <text:p text:style-name="P19"><text:span text:style-name="T20">Facebook respòn </text:span><text:span text:style-name="T19">la necessitat de comunicar-se, conectar-se amb els amics a tráves d’Internet i de coneixèr gent a través d’aquestes connexions, </text:span><text:span text:style-name="T13">Necessitar de saber dels altres, </text:span><text:span text:style-name="T12">de compartir informació amb la gent que coneixès (no amb tothom, com eren els blogs que existien fins aleshores). </text:span><text:span text:style-name="T16">Una de les principals diferencies es l’introducció de la privacitat. Només podies connectar-te amb aquells que t’acceptesin, que et coneixesin. </text:span></text:p>
      <text:p text:style-name="P19"><text:span text:style-name="T16">També al principi era una red social excluvisa, només podies entrar amb invitaició. L’exclusivitat sempre es una característica reclam per les persones, tothom es vol sentir únic i exclusiu. </text:span></text:p>
      <text:p text:style-name="P21"><text:span text:style-name="T16">C</text:span><text:span text:style-name="T11">reec que totes les persones som socials, vivim en una societat on volem saber dels altres, volem comunicar-nos, i a la vegada, disposar de la privacitat que creiem necessaria per nosaltres mateixos. Es un producte per a qualsevol persona. </text:span></text:p>
      <text:p text:style-name="P2"><text:span text:style-name="T2">7.- Quina creus que és la font de la idea de Zuckerberg?</text:span><text:span text:style-name="T4"> </text:span><text:span text:style-name="T2">Argumenta la teva resposta.</text:span></text:p>
      <text:list xml:id="list2609933677" text:style-name="WWNum5">
        <text:list-item>
          <text:p text:style-name="P10"><text:span text:style-name="T5">percebre una </text:span><text:span text:style-name="T2">necessitat no satisfeta</text:span></text:p>
        </text:list-item>
        <text:list-item>
          <text:p text:style-name="P10"><text:span text:style-name="T5">afegir un </text:span><text:span text:style-name="T2">factor diferenciador</text:span><text:span text:style-name="T5"> a un producte o un servei ja existent o millorar un procés productiu</text:span></text:p>
        </text:list-item>
        <text:list-item>
          <text:p text:style-name="P10"><text:span text:style-name="T5">innovar en </text:span><text:span text:style-name="T2">tecnologia</text:span></text:p>
        </text:list-item>
        <text:list-item>
          <text:p text:style-name="P10"><text:span text:style-name="T5">aprofitar la </text:span><text:span text:style-name="T2">pròpia formació o experiència</text:span></text:p>
        </text:list-item>
        <text:list-item>
          <text:p text:style-name="P10"><text:span text:style-name="T5">repetir </text:span><text:span text:style-name="T2">experiències alienes</text:span></text:p>
        </text:list-item>
        <text:list-item>
          <text:p text:style-name="P10"><text:span text:style-name="T5">buscar referències a </text:span><text:span text:style-name="T2">internet</text:span></text:p>
          <text:p text:style-name="P11"><text:span text:style-name="T5">Crec que no puc nombrar només una font d’inspiració, totes son certes. Mark Zuckerberg va veure una necessitat no satistefa, va aprofitar productes que ja existien i els va oclassionar amb altres de nous, va innovar aspectes a la seva tecnologia. A </text:span><text:soft-page-break/><text:span text:style-name="T5">més, disposava dels coneixements òptims per desenvolupar la seva idea de negoci, però no es va quedar aquí sinò que va buscar d’altres referències per </text:span><text:span text:style-name="T6">ajudar-lo a portar-les a la fi. </text:span></text:p>
        </text:list-item>
      </text:list>
      <text:p text:style-name="P16">8.- Quan va sorgir Facebook, existien altres empreses que cobrien aquesta necessitat? Quines?</text:p>
      <text:p text:style-name="P20"><text:span text:style-name="T18">Existien altres pàgines web per comunicar-se com</text:span><text:span text:style-name="T13"> myspace, </text:span><text:span text:style-name="T21">però no cubrien la necessitat de privacitat i de connectar-se amb persones conegudes (amics) o amb conexions de les teves conexions. </text:span><text:span text:style-name="T13"><text:s/></text:span></text:p>
      <text:p text:style-name="P17">9.- Quin és l’element diferenciador o valor afegit de Facebook que la feia diferent i millor a la resta? Argumenta la teva resposta.</text:p>
      <text:p text:style-name="P4"><text:span text:style-name="T24">Al principi va ser la privacitat i l</text:span>’exclusivitat. <text:span text:style-name="T24">No existien altres pàgines web que et podien permetre qui podia veure les coses que publicaves, ni connectar-te amb gent que coneixies. I a més, el fet de ser exclusiu, feia que si no estaves, volies estar. </text:span></text:p>
      <text:p text:style-name="P2"><text:span text:style-name="T2">10.- Quins efectes socials, tecnològics,... creus que va provocar l’aparició de Facebook? Argumenta la teva respos</text:span><text:span text:style-name="T3">ta</text:span><text:span text:style-name="T2">.</text:span></text:p>
      <text:p text:style-name="P22">Socialment Facebook ens ha convertit en persones ultraconectades. Abans no teniem una altre manera de comunicar-nos que no fos cara a cara. Actualment, majoritariament ens comuniquem a través de les xarxes socials. Això a provocat que les persones siguem més introvertides, ens costi més afrontar problemes. Però a la vegada, ens ha permes estar connectats amb persones que viuen més lluny de nosaltres, coneixer gent nova. Creec que té efectes positius i negatius socialment, i que a poc, aprendrem a aprofitir-los de manera més positiva. </text:p>
      <text:p text:style-name="P22">En l’àmbit tecnològics, s’han creat moltes xarxes sociales noves, noves maneres d’entreteniment, de comunicació, ha sigut un gran canvi tecnològic.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3%" fo:text-align="start" style:justify-single-word="false" fo:orphans="2" fo:widows="2" fo:hyphenation-ladder-count="no-limit" style:vertical-align="baseline" style:writing-mode="lr-tb"/>
      <style:text-properties style:font-name="Calibri" fo:font-family="Calibri" style:font-family-generic="roman" style:font-pitch="variable" fo:font-size="11pt" fo:language="ca" fo:country="ES" style:font-name-asian="Calibri1" style:font-family-asian="Calibri" style:font-family-generic-asian="system" style:font-pitch-asian="variable" style:font-size-asian="11pt" style:font-name-complex="Times New Roman" style:font-family-complex="'Times New Roman'"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aràgraf_20_de_20_llista" style:display-name="Paràgraf de llista" style:family="paragraph" style:parent-style-name="Standard" style:default-outline-level="">
      <style:paragraph-properties fo:margin-left="0.5in" fo:margin-right="0in" fo:text-indent="0in" style:auto-text-indent="fals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Pie_20_de_20_página_20_Car" style:display-name="Pie de página Car" style:family="text" style:parent-style-name="Default_20_Paragraph_20_Font">
      <style:text-properties style:font-name="Calibri" fo:font-family="Calibri" style:font-family-generic="roman" style:font-pitch="variable" fo:font-size="11pt" fo:language="ca" fo:country="ES" style:font-name-asian="Calibri1" style:font-family-asian="Calibri" style:font-family-generic-asian="system" style:font-pitch-asian="variable" style:font-size-asian="11pt" style:font-name-complex="Times New Roman" style:font-family-complex="'Times New Roman'" style:font-family-generic-complex="system" style:font-pitch-complex="variable" style:font-size-complex="11pt"/>
    </style:style>
    <style:style style:name="page_20_number" style:display-name="page numbe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text:list-tab-stop-position="0.75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text:list-tab-stop-position="1.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text:list-tab-stop-position="2.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text:list-tab-stop-position="0.5in" fo:text-indent="-0.25in" fo:margin-left="0.5in"/>
        </style:list-level-properties>
        <style:text-properties fo:font-family="Calibri"/>
      </text:list-level-style-bullet>
      <text:list-level-style-bullet text:level="2" text:style-name="ListLabel_20_6" text:bullet-char="o">
        <style:list-level-properties text:list-level-position-and-space-mode="label-alignment">
          <style:list-level-label-alignment text:label-followed-by="listtab" text:list-tab-stop-position="0.75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text:list-tab-stop-position="1.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text:list-tab-stop-position="2.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2" text:style-name="ListLabel_20_9" text:bullet-char="o">
        <style:list-level-properties text:list-level-position-and-space-mode="label-alignment">
          <style:list-level-label-alignment text:label-followed-by="listtab" text:list-tab-stop-position="0.75in" fo:text-indent="-0.25in" fo:margin-left="1.25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1.7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25in"/>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text:list-tab-stop-position="1.5in" fo:text-indent="-0.25in" fo:margin-left="2.7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3.25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75in"/>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text:list-tab-stop-position="2.25in" fo:text-indent="-0.25in" fo:margin-left="4.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7398in"/>
        </style:list-level-properties>
        <style:text-properties style:font-name="Symbol"/>
      </text:list-level-style-bullet>
      <text:list-level-style-bullet text:level="2" text:style-name="ListLabel_20_12" text:bullet-char="o">
        <style:list-level-properties text:list-level-position-and-space-mode="label-alignment">
          <style:list-level-label-alignment text:label-followed-by="listtab" text:list-tab-stop-position="0.75in" fo:text-indent="-0.25in" fo:margin-left="1.2398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1.7398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2398in"/>
        </style:list-level-properties>
        <style:text-properties style:font-name="Symbol"/>
      </text:list-level-style-bullet>
      <text:list-level-style-bullet text:level="5" text:style-name="ListLabel_20_13" text:bullet-char="o">
        <style:list-level-properties text:list-level-position-and-space-mode="label-alignment">
          <style:list-level-label-alignment text:label-followed-by="listtab" text:list-tab-stop-position="1.5in" fo:text-indent="-0.25in" fo:margin-left="2.7398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3.2398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7398in"/>
        </style:list-level-properties>
        <style:text-properties style:font-name="Symbol"/>
      </text:list-level-style-bullet>
      <text:list-level-style-bullet text:level="8" text:style-name="ListLabel_20_14" text:bullet-char="o">
        <style:list-level-properties text:list-level-position-and-space-mode="label-alignment">
          <style:list-level-label-alignment text:label-followed-by="listtab" text:list-tab-stop-position="2.25in" fo:text-indent="-0.25in" fo:margin-left="4.2398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5in"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text:list-tab-stop-position="0.75in"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text:list-tab-stop-position="1.5in"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text:list-tab-stop-position="2.25in"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Footer"><text:span text:style-name="page_20_number"><text:page-number text:select-page="current">3</text:page-number></text:span></text:p>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27695</meta:initial-creator>
    <meta:editing-cycles>29</meta:editing-cycles>
    <meta:creation-date>2019-10-14T17:41:00</meta:creation-date>
    <dc:date>2020-10-13T16:30:31.220813319</dc:date>
    <meta:editing-duration>PT2H5M15S</meta:editing-duration>
    <meta:generator>LibreOffice/6.4.5.2$Linux_X86_64 LibreOffice_project/40$Build-2</meta:generator>
    <meta:document-statistic meta:table-count="0" meta:image-count="0" meta:object-count="0" meta:page-count="3" meta:paragraph-count="39" meta:word-count="1021" meta:character-count="6405" meta:non-whitespace-character-count="54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